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24ca" officeooo:paragraph-rsid="001a24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урсовая по проге:</text:p>
      <text:p text:style-name="P1"/>
      <text:p text:style-name="P1"># Создаём новую папку для проекта</text:p>
      <text:p text:style-name="P1">mkdir pixhawk_imu_reader</text:p>
      <text:p text:style-name="P1">cd pixhawk_imu_reader</text:p>
      <text:p text:style-name="P1"/>
      <text:p text:style-name="P1"># Создаём поддиректории</text:p>
      <text:p text:style-name="P1">mkdir build</text:p>
      <text:p text:style-name="P1">mkdir src</text:p>
      <text:p text:style-name="P1"/>
      <text:p text:style-name="P1"># Обновляем систему</text:p>
      <text:p text:style-name="P1">sudo apt update</text:p>
      <text:p text:style-name="P1">sudo apt upgrade -y</text:p>
      <text:p text:style-name="P1"/>
      <text:p text:style-name="P1"># Устанавливаем компилятор и инструменты сборки</text:p>
      <text:p text:style-name="P1">sudo apt install -y build-essential cmake git</text:p>
      <text:p text:style-name="P1"/>
      <text:p text:style-name="P1"># Устанавливаем библиотеки для работы с последовательным портом</text:p>
      <text:p text:style-name="P1">sudo apt install -y libboost-all-dev</text:p>
      <text:p text:style-name="P1"/>
      <text:p text:style-name="P1"># Переходим в папку проекта</text:p>
      <text:p text:style-name="P1">cd ~/pixhawk_imu_reader</text:p>
      <text:p text:style-name="P1"/>
      <text:p text:style-name="P1"># Клонируем MAVLink заголовки прямо в проект</text:p>
      <text:p text:style-name="P1">git clone https://github.com/mavlink/c_library_v2.git</text:p>
      <text:p text:style-name="P1"/>
      <text:p text:style-name="P1"># Структура проекта теперь:</text:p>
      <text:p text:style-name="P1"># pixhawk_imu_reader/</text:p>
      <text:p text:style-name="P1"># ├── c_library_v2/</text:p>
      <text:p text:style-name="P1"># ├── build/</text:p>
      <text:p text:style-name="P1"># ├── src/</text:p>
      <text:p text:style-name="P1"># └── CMakeLists.txt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6T21:38:31.185657596</meta:creation-date>
    <dc:date>2026-02-06T21:42:01.624262567</dc:date>
    <meta:editing-duration>PT3M31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24" meta:word-count="91" meta:character-count="639" meta:non-whitespace-character-count="572"/>
  </office:meta>
</office:document-meta>
</file>